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fo:font-weight="bold" officeooo:rsid="00205f1d" officeooo:paragraph-rsid="00205f1d" style:font-weight-asian="bold" style:font-weight-complex="bold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officeooo:rsid="00205f1d" officeooo:paragraph-rsid="00205f1d"/>
    </style:style>
    <style:style style:name="P5" style:family="paragraph" style:parent-style-name="Standard">
      <style:text-properties officeooo:rsid="00205f1d" officeooo:paragraph-rsid="00205f1d"/>
    </style:style>
    <style:style style:name="T1" style:family="text">
      <style:text-properties officeooo:rsid="00205f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a8aa" style:font-style-asian="italic" style:font-style-complex="italic"/>
    </style:style>
    <style:style style:name="T5" style:family="text">
      <style:text-properties fo:font-style="italic" officeooo:rsid="00226207" style:font-style-asian="italic" style:font-style-complex="italic"/>
    </style:style>
    <style:style style:name="T6" style:family="text">
      <style:text-properties fo:font-style="italic" officeooo:rsid="0024350f" style:font-style-asian="italic" style:font-style-complex="italic"/>
    </style:style>
    <style:style style:name="T7" style:family="text">
      <style:text-properties officeooo:rsid="0020a8aa"/>
    </style:style>
    <style:style style:name="T8" style:family="text">
      <style:text-properties officeooo:rsid="00226207"/>
    </style:style>
    <style:style style:name="T9" style:family="text">
      <style:text-properties officeooo:rsid="00240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1">1</text:span>L<text:span text:style-name="T1">10a</text:span> German<text:tab/><text:span text:style-name="T1">Graded Speaking</text:span></text:p>
      <text:p text:style-name="P3"/>
      <text:p text:style-name="P3"/>
      <text:p text:style-name="P2">Tell your teacher five things that you can, may, should, must, and want to do around the city</text:p>
      <text:p text:style-name="P4"/>
      <text:p text:style-name="P4"><text:tab/>1. Ich kann brauche ein Buch zum Lesen im Park.</text:p>
      <text:p text:style-name="P4"><text:tab/><text:span text:style-name="T3">I can use a book for reading in the park.</text:span></text:p>
      <text:p text:style-name="P4"/>
      <text:p text:style-name="P4"><text:tab/>2. Ich darf Kaffe trinken <text:span text:style-name="T7">im die Buchhandlung.</text:span></text:p>
      <text:p text:style-name="P4"><text:tab/><text:span text:style-name="T4">I </text:span><text:span text:style-name="T6">may</text:span><text:span text:style-name="T4"> drink coffee at the bookstore.</text:span></text:p>
      <text:p text:style-name="P4"><text:s/></text:p>
      <text:p text:style-name="P4"><text:tab/>3. <text:span text:style-name="T7">Ich soll einen Brief shicken im das Postamt.</text:span></text:p>
      <text:p text:style-name="P4"><text:tab/><text:span text:style-name="T4">I am supposed to send a letter at the post office.</text:span></text:p>
      <text:p text:style-name="P4"><text:s/></text:p>
      <text:p text:style-name="P4"><text:tab/>4. <text:span text:style-name="T7">Ich muss Obst kaufen im der Supermarkt.</text:span></text:p>
      <text:p text:style-name="P4"><text:tab/><text:span text:style-name="T4">I must buy fruit at the supermarket.</text:span></text:p>
      <text:p text:style-name="P4"><text:s/></text:p>
      <text:p text:style-name="P4"><text:tab/>5. <text:span text:style-name="T8">Ich will eine CD kaufen im der Supermarkt.</text:span></text:p>
      <text:p text:style-name="P4"><text:tab/><text:span text:style-name="T5">I want to buy a CD at the supermarket.</text:span></text:p>
      <text:p text:style-name="P4"/>
      <text:p text:style-name="P4"><text:span text:style-name="T2">..</text:span>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23T13:37:14.143965524</dc:date>
    <meta:editing-duration>PT1H15M12S</meta:editing-duration>
    <meta:editing-cycles>13</meta:editing-cycles>
    <meta:generator>LibreOffice/4.4.7.2$Linux_X86_64 LibreOffice_project/40$Build-2</meta:generator>
    <meta:document-statistic meta:table-count="0" meta:image-count="0" meta:object-count="0" meta:page-count="1" meta:paragraph-count="16" meta:word-count="111" meta:character-count="566" meta:non-whitespace-character-count="454"/>
  </office:meta>
</office:document-meta>
</file>